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ta1" style:family="table" style:master-page-name="PageStyle_5f_一覧画面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3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fill-color="#ffffff" draw:textarea-horizontal-align="justify" draw:textarea-vertical-align="middle" draw:auto-grow-height="false" fo:min-height="12.829cm" fo:min-width="12.537cm"/>
      <style:paragraph-properties fo:text-align="center"/>
    </style:style>
    <style:style style:name="gr2" style:family="graphic">
      <style:graphic-properties svg:stroke-color="#81d41a" draw:fill-color="#ffffff" draw:textarea-horizontal-align="justify" draw:textarea-vertical-align="middle" draw:auto-grow-height="false" fo:min-height="1.698cm" fo:min-width="9.636cm"/>
      <style:paragraph-properties style:writing-mode="lr-tb" fo:text-align="center"/>
    </style:style>
    <style:style style:name="gr3" style:family="graphic">
      <style:graphic-properties draw:stroke="none" svg:stroke-color="#000000" draw:fill="none" draw:fill-color="#ffffff" fo:min-height="1.557cm"/>
      <style:paragraph-properties style:writing-mode="lr-tb"/>
      <style:text-properties fo:font-size="16pt" style:font-size-asian="16pt" style:font-size-complex="16pt"/>
    </style:style>
    <style:style style:name="gr4" style:family="graphic">
      <style:graphic-properties draw:stroke="none" svg:stroke-color="#000000" draw:fill="none" draw:fill-color="#ffffff" fo:min-height="1.25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17cm"/>
      <style:paragraph-properties style:writing-mode="lr-tb"/>
      <style:text-properties fo:color="#c9211e" loext:opacity="100%"/>
    </style:style>
    <style:style style:name="gr6" style:family="graphic">
      <style:graphic-properties draw:stroke="none" svg:stroke-color="#000000" draw:fill="none" draw:fill-color="#ffffff" fo:min-height="0.743cm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3.021cm" fo:min-width="3.021cm"/>
      <style:paragraph-properties style:writing-mode="lr-tb" fo:text-align="center"/>
    </style:style>
    <style:style style:name="gr8" style:family="graphic">
      <style:graphic-properties draw:stroke="none" svg:stroke-color="#000000" draw:fill="none" draw:fill-color="#ffffff" fo:min-height="0.372cm"/>
      <style:paragraph-properties style:writing-mode="lr-tb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2.391cm" fo:min-width="7.654cm"/>
      <style:paragraph-properties fo:text-align="center"/>
    </style:style>
    <style:style style:name="gr10" style:family="graphic">
      <style:graphic-properties draw:stroke="none" svg:stroke-color="#000000" draw:fill="none" draw:fill-color="#ffffff" fo:min-height="0.467cm"/>
      <style:paragraph-properties style:writing-mode="lr-tb"/>
      <style:text-properties fo:color="#3465a4" loext:opacity="100%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 draw:fill-color="#ffffff"/>
    </style:style>
    <style:style style:name="P6" style:family="paragraph">
      <style:text-properties fo:color="#c9211e" loext:opacity="100%"/>
    </style:style>
    <style:style style:name="P7" style:family="paragraph">
      <loext:graphic-properties draw:fill="none" draw:fill-color="#ffffff"/>
      <style:text-properties fo:color="#c9211e" loext:opacity="100%"/>
    </style:style>
    <style:style style:name="P8" style:family="paragraph">
      <style:text-properties fo:color="#3465a4" loext:opacity="100%"/>
    </style:style>
    <style:style style:name="P9" style:family="paragraph">
      <loext:graphic-properties draw:fill="none" draw:fill-color="#ffffff"/>
      <style:text-properties fo:color="#3465a4" loext:opacity="1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0000" loext:opacity="100%"/>
    </style:style>
    <style:style style:name="T3" style:family="text">
      <style:text-properties fo:color="#c9211e" loext:opacity="100%"/>
    </style:style>
    <style:style style:name="T4" style:family="text">
      <style:text-properties fo:color="#3465a4" loext:opacity="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一覧画面" table:style-name="ta1">
        <office:forms form:automatic-focus="false" form:apply-design-mode="false"/>
        <table:shapes>
          <draw:custom-shape draw:z-index="0" draw:name="シェイプ 1" draw:style-name="gr1" draw:text-style-name="P1" svg:width="12.537cm" svg:height="12.829cm" svg:x="3.042cm" svg:y="3.427cm">
            <text:p/>
            <draw:enhanced-geometry svg:viewBox="0 0 21600 21600" draw:type="rectangle" draw:enhanced-path="M 0 0 L 21600 0 21600 21600 0 21600 0 0 Z N"/>
          </draw:custom-shape>
          <draw:custom-shape draw:z-index="1" draw:name="シェイプ 2" draw:style-name="gr2" draw:text-style-name="P1" svg:width="9.636cm" svg:height="1.698cm" svg:x="4.371cm" svg:y="3.666cm">
            <text:p text:style-name="P2">タスク１の詳細情報</text:p>
            <draw:enhanced-geometry svg:viewBox="0 0 21600 21600" draw:type="rectangle" draw:enhanced-path="M 0 0 L 21600 0 21600 21600 0 21600 0 0 Z N"/>
          </draw:custom-shape>
          <draw:frame draw:z-index="2" draw:name="テキスト枠 1" draw:style-name="gr3" draw:text-style-name="P4" svg:width="3.502cm" svg:height="1.557cm" svg:x="7.953cm" svg:y="6.002cm">
            <draw:text-box>
              <text:p text:style-name="P3"><text:span text:style-name="T1">タスク１</text:span></text:p>
            </draw:text-box>
          </draw:frame>
          <draw:frame draw:z-index="3" draw:name="テキスト枠 2" draw:style-name="gr4" draw:text-style-name="P5" svg:width="7.9cm" svg:height="1.25cm" svg:x="5.835cm" svg:y="7.329cm">
            <draw:text-box>
              <text:p>登録日時：〇年△月□日×時◇分</text:p>
              <text:p><text:span text:style-name="T2">達成期限：〇年△月□日</text:span><text:span text:style-name="T2">×</text:span><text:span text:style-name="T2">時◇分</text:span></text:p>
            </draw:text-box>
          </draw:frame>
          <draw:frame draw:z-index="4" draw:name="テキスト枠 3" draw:style-name="gr5" draw:text-style-name="P7" svg:width="2.687cm" svg:height="0.717cm" svg:x="7.899cm" svg:y="8.393cm">
            <draw:text-box>
              <text:p text:style-name="P6"><text:span text:style-name="T3">優先度：高</text:span></text:p>
            </draw:text-box>
          </draw:frame>
          <draw:frame draw:z-index="5" draw:name="テキスト枠 4" draw:style-name="gr6" draw:text-style-name="P5" svg:width="2.253cm" svg:height="0.743cm" svg:x="7.899cm" svg:y="9.058cm">
            <draw:text-box>
              <text:p>添付画像</text:p>
            </draw:text-box>
          </draw:frame>
          <draw:custom-shape draw:z-index="6" draw:name="シェイプ 3" draw:style-name="gr7" draw:text-style-name="P2" svg:width="3.021cm" svg:height="3.021cm" svg:x="7.448cm" svg:y="9.618cm">
            <text:p text:style-name="P2">画像</text:p>
            <draw:enhanced-geometry svg:viewBox="0 0 21600 21600" draw:type="rectangle" draw:enhanced-path="M 0 0 L 21600 0 21600 21600 0 21600 0 0 Z N"/>
          </draw:custom-shape>
          <draw:frame draw:z-index="7" draw:name="テキスト枠 5" draw:style-name="gr8" draw:text-style-name="P5" svg:width="3.013cm" svg:height="0.467cm" svg:x="4.478cm" svg:y="13.202cm">
            <draw:text-box>
              <text:p>コメント</text:p>
            </draw:text-box>
          </draw:frame>
          <draw:custom-shape draw:z-index="8" draw:name="シェイプ 4" draw:style-name="gr9" draw:text-style-name="P1" svg:width="7.654cm" svg:height="2.391cm" svg:x="6.19cm" svg:y="12.777cm">
            <text:p/>
            <draw:enhanced-geometry svg:viewBox="0 0 21600 21600" draw:type="rectangle" draw:enhanced-path="M 0 0 L 21600 0 21600 21600 0 21600 0 0 Z N"/>
          </draw:custom-shape>
          <draw:frame draw:z-index="9" draw:name="テキスト枠 6" draw:style-name="gr10" draw:text-style-name="P9" svg:width="5.103cm" svg:height="0.467cm" svg:x="6.813cm" svg:y="15.405cm">
            <draw:text-box>
              <text:p text:style-name="P8"><text:span text:style-name="T4">タスク一覧画面に戻る</text:span></text:p>
            </draw:text-box>
          </draw:frame>
        </table:shapes>
        <table:table-column table:style-name="co1" table:number-columns-repeated="69" table:default-cell-style-name="ce3"/>
        <table:table-row table:style-name="ro1">
          <table:table-cell/>
          <table:table-cell table:style-name="ce2"/>
          <table:table-cell table:style-name="ce22" table:number-columns-repeated="2"/>
          <table:table-cell table:style-name="ce2" table:number-columns-repeated="2"/>
          <table:table-cell table:style-name="ce22" table:number-columns-repeated="6"/>
          <table:table-cell table:style-name="ce2" table:number-columns-repeated="5"/>
          <table:table-cell table:style-name="ce22" table:number-columns-repeated="7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24"/>
          <table:table-cell table:style-name="ce2" table:number-columns-repeated="2"/>
          <table:table-cell table:style-name="ce22" table:number-columns-repeated="2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3"/>
          <table:table-cell table:style-name="ce13"/>
          <table:table-cell table:style-name="ce22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5"/>
          <table:table-cell table:style-name="ce6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6"/>
          <table:table-cell table:style-name="ce6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6"/>
        </table:table-row>
        <table:table-row table:style-name="ro1">
          <table:table-cell/>
          <table:covered-table-cell table:number-columns-repeated="15" table:style-name="ce5"/>
          <table:table-cell table:style-name="ce32" office:value-type="string" calcext:value-type="string" table:number-columns-spanned="33" table:number-rows-spanned="3">
            <text:p>タスク詳細表示画面</text:p>
          </table:table-cell>
          <table:covered-table-cell table:number-columns-repeated="32" table:style-name="ce16"/>
          <table:table-cell table:style-name="ce27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3">
            <text:p>高田真季</text:p>
          </table:table-cell>
          <table:covered-table-cell table:number-columns-repeated="4" table:style-name="ce12"/>
          <table:table-cell table:style-name="ce12" table:number-columns-spanned="5" table:number-rows-spanned="3"/>
          <table:covered-table-cell table:number-columns-repeated="4" table:style-name="ce12"/>
          <table:table-cell table:style-name="ce12" table:number-columns-spanned="5" table:number-rows-spanned="3"/>
          <table:covered-table-cell table:number-columns-repeated="4" table:style-name="ce12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6"/>
          <table:covered-table-cell table:number-columns-repeated="20" table:style-name="ce12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6"/>
          <table:covered-table-cell table:number-columns-repeated="20" table:style-name="ce12"/>
        </table:table-row>
        <table:table-row table:style-name="ro1">
          <table:table-cell/>
          <table:table-cell table:style-name="ce6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6"/>
          <table:table-cell table:style-name="ce6" office:value-type="string" calcext:value-type="string" table:number-columns-spanned="2" table:number-rows-spanned="1">
            <text:p>No</text:p>
          </table:table-cell>
          <table:covered-table-cell table:style-name="ce6"/>
          <table:table-cell table:style-name="ce6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6"/>
          <table:table-cell table:style-name="ce6" office:value-type="string" calcext:value-type="string" table:number-columns-spanned="3" table:number-rows-spanned="1">
            <text:p>部品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I/O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必須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桁数</text:p>
          </table:table-cell>
          <table:covered-table-cell table:number-columns-repeated="2" table:style-name="ce6"/>
          <table:table-cell table:style-name="ce6" office:value-type="string" calcext:value-type="string" table:number-columns-spanned="12" table:number-rows-spanned="1">
            <text:p>概要</text:p>
          </table:table-cell>
          <table:covered-table-cell table:number-columns-repeated="11" table:style-name="ce6"/>
        </table:table-row>
        <table:table-row table:style-name="ro1">
          <table:table-cell/>
          <table:table-cell table:style-name="ce18"/>
          <table:table-cell table:style-name="ce24" table:number-columns-repeated="34"/>
          <table:table-cell table:style-name="ce30"/>
          <table:table-cell table:style-name="ce12" office:value-type="float" office:value="1" calcext:value-type="float" table:number-columns-spanned="2" table:number-rows-spanned="1">
            <text:p>1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タスク１の詳細情報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&lt;h1&gt;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タイトルを表示。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タスク１の詳細情報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&lt;h2&gt;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タスク名を表示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登録日時・達成期限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&lt;h3&gt;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ユーザーが登録した日時と達成期限を表示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添付画像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&lt;img src&gt;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ユーザーが画像を添付した場合は、画像を表示。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コメント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&lt;input type=”text” placeholder = “&lt;?php echo “comment” ?&gt;” &gt; 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ユーザーがコメントを記入した場合、コメントを表示する。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タスク一覧画面に戻る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&lt;a href=””&gt;タスク一覧画面に戻る&lt;/a&gt;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タスク一覧画面に移動する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9" calcext:value-type="float" table:number-columns-spanned="2" table:number-rows-spanned="1">
            <text:p>9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3" calcext:value-type="float" table:number-columns-spanned="2" table:number-rows-spanned="1">
            <text:p>13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5" calcext:value-type="float" table:number-columns-spanned="2" table:number-rows-spanned="1">
            <text:p>15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6" calcext:value-type="float" table:number-columns-spanned="2" table:number-rows-spanned="1">
            <text:p>16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7" calcext:value-type="float" table:number-columns-spanned="2" table:number-rows-spanned="1">
            <text:p>17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8" calcext:value-type="float" table:number-columns-spanned="2" table:number-rows-spanned="1">
            <text:p>18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0" calcext:value-type="float" table:number-columns-spanned="2" table:number-rows-spanned="1">
            <text:p>20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6" office:value-type="string" calcext:value-type="string" table:number-columns-spanned="32" table:number-rows-spanned="1">
            <text:p>備考</text:p>
          </table:table-cell>
          <table:covered-table-cell table:number-columns-repeated="31" table:style-name="ce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8"/>
          <table:table-cell table:style-name="ce24" table:number-columns-repeated="30"/>
          <table:table-cell table:style-name="ce30"/>
        </table:table-row>
        <table:table-row table:style-name="ro1" table:number-rows-repeated="8">
          <table:table-cell/>
          <table:table-cell table:style-name="ce19"/>
          <table:table-cell table:number-columns-repeated="34"/>
          <table:table-cell table:style-name="ce28"/>
          <table:table-cell table:style-name="ce19"/>
          <table:table-cell table:number-columns-repeated="30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34"/>
          <table:table-cell table:style-name="ce29"/>
          <table:table-cell table:style-name="ce20"/>
          <table:table-cell table:style-name="ce23" table:number-columns-repeated="30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 office:value-type="string" calcext:value-type="string">
            <text:p>タスク１という名称、登録日時・達成期限、優先度、添付画像、コメントはデータベースから持ってきたのち、画面に表示させる。</text:p>
          </table:table-cell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19" office:value-type="string" calcext:value-type="string">
            <text:p>タスク一覧画面に戻るをクリックすると、タスク一覧を表示する画面に移動する。</text:p>
          </table:table-cell>
          <table:table-cell table:number-columns-repeated="66"/>
          <table:table-cell table:style-name="ce28"/>
        </table:table-row>
        <table:table-row table:style-name="ro1" table:number-rows-repeated="7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 office:value-type="string" calcext:value-type="string">
            <text:p>DBに接続して、接続できなかった場合は、エラー表示させて処理を終了させる。接続完了した場合、ＤＢ内のデータを検索し、表示させる。この時、検索結果がない場合エラー表示して終了。</text:p>
          </table:table-cell>
          <table:table-cell table:style-name="ce24" table:number-columns-repeated="66"/>
          <table:table-cell table:style-name="ce30"/>
        </table:table-row>
        <table:table-row table:style-name="ro2">
          <table:table-cell/>
          <table:table-cell table:style-name="ce19" office:value-type="string" calcext:value-type="string">
            <text:p>添付画像のパスをＤＢに登録し、添付画像を表示する際は、&lt;img src=”添付画像を保存してあるディレクトリからのパス”&gt;とする。</text:p>
            <text:p/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コメントの部分は、&lt;input type="text" value="コメント内容" disabled /&gt;.とする。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タスク一覧画面に戻るをクリックすると、&lt;a href=”タスク一覧画面のURL”&gt;&lt;/a&gt;によってタスク一覧画面に移動する。</text:p>
          </table:table-cell>
          <table:table-cell table:number-columns-repeated="66"/>
          <table:table-cell table:style-name="ce28"/>
        </table:table-row>
        <table:table-row table:style-name="ro1" table:number-rows-repeated="5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 table:number-rows-repeated="1048516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1" style:font-size-asian="10pt" style:language-asian="ja" style:country-asian="JP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</number:date-style>
    <number:number-style style:name="N1011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18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9" number:language="ja" number:country="JP">
      <number:day number:style="long"/>
      <number:text>-</number:text>
      <number:month number:textual="true"/>
    </number:date-style>
    <number:date-style style:name="N10120" number:language="ja" number:country="JP">
      <number:month number:textual="true"/>
      <number:text>-</number:text>
      <number:year/>
    </number:date-style>
    <number:time-style style:name="N10121" number:language="ja" number:country="JP">
      <number:hours/>
      <number:text>:</number:text>
      <number:minute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4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6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一覧画面" style:display-name="PageStyle_一覧画面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13T15:02:20</meta:creation-date>
    <dc:language>ja-JP</dc:language>
    <dc:date>2022-08-23T14:29:14.357000000</dc:date>
    <meta:editing-cycles>20</meta:editing-cycles>
    <meta:editing-duration>PT57M21S</meta:editing-duration>
    <meta:generator>LibreOffice/7.3.5.2$Windows_X86_64 LibreOffice_project/184fe81b8c8c30d8b5082578aee2fed2ea847c01</meta:generator>
    <meta:document-statistic meta:table-count="1" meta:cell-count="70" meta:object-count="10"/>
  </office:meta>
</office:document-meta>
</file>